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16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74d35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paragraph-rsid="003d7814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3d7814" fo:background-color="#ffffff" style:font-name-asian="Times New Roman1" style:font-name-complex="Times New Roman1" style:font-weight-complex="bold"/>
    </style:style>
    <style:style style:name="P28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0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31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3d7814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e5db6"/>
    </style:style>
    <style:style style:name="P33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4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1fa27f" style:font-name-asian="Times New Roman1" style:font-name-complex="Times New Roman1" style:font-weight-complex="bold"/>
    </style:style>
    <style:style style:name="P35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1d00d" style:font-name-asian="Times New Roman1" style:font-name-complex="Times New Roman1" style:font-weight-complex="bold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62ca5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8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26616e" style:font-name-asian="Times New Roman1" style:font-name-complex="Times New Roman1"/>
    </style:style>
    <style:style style:name="T9" style:family="text">
      <style:text-properties fo:color="#000000" style:font-name="Calibri Light1" officeooo:rsid="002705aa" style:font-name-asian="Times New Roman1" style:font-name-complex="Times New Roman1"/>
    </style:style>
    <style:style style:name="T10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2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-asian="Times New Roman1" style:font-name-complex="Times New Roman1" style:font-weight-complex="bold"/>
    </style:style>
    <style:style style:name="T16" style:family="text">
      <style:text-properties fo:color="#000000" officeooo:rsid="0010dfe8" style:font-name-asian="Times New Roman1" style:font-name-complex="Times New Roman1" style:font-weight-complex="bold"/>
    </style:style>
    <style:style style:name="T17" style:family="text">
      <style:text-properties fo:color="#000000" officeooo:rsid="0013dc92" style:font-name-asian="Times New Roman1" style:font-name-complex="Times New Roman1" style:font-weight-complex="bold"/>
    </style:style>
    <style:style style:name="T18" style:family="text">
      <style:text-properties fo:color="#000000" officeooo:rsid="001fa27f" style:font-name-asian="Times New Roman1" style:font-name-complex="Times New Roman1" style:font-weight-complex="bold"/>
    </style:style>
    <style:style style:name="T19" style:family="text">
      <style:text-properties fo:color="#000000" officeooo:rsid="00243ec1" style:font-name-asian="Times New Roman1" style:font-name-complex="Times New Roman1" style:font-weight-complex="bold"/>
    </style:style>
    <style:style style:name="T20" style:family="text">
      <style:text-properties fo:color="#000000" fo:background-color="#ffffff" loext:char-shading-value="0" style:font-name-asian="Times New Roman1" style:font-name-complex="Times New Roman1"/>
    </style:style>
    <style:style style:name="T21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2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3" style:family="text">
      <style:text-properties style:font-name="Calibri Light1"/>
    </style:style>
    <style:style style:name="T24" style:family="text">
      <style:text-properties style:font-name="Calibri Light1" fo:font-style="italic" style:font-style-asian="italic" style:font-style-complex="italic"/>
    </style:style>
    <style:style style:name="T25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26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27" style:family="text">
      <style:text-properties style:font-name="Calibri Light1" style:font-style-complex="italic"/>
    </style:style>
    <style:style style:name="T28" style:family="text">
      <style:text-properties style:font-name="Calibri Light1" officeooo:rsid="00319461" style:font-style-complex="italic"/>
    </style:style>
    <style:style style:name="T29" style:family="text">
      <style:text-properties style:font-name="Calibri Light1" officeooo:rsid="00182a72"/>
    </style:style>
    <style:style style:name="T30" style:family="text">
      <style:text-properties style:font-name="Calibri Light1" officeooo:rsid="001fa27f"/>
    </style:style>
    <style:style style:name="T31" style:family="text">
      <style:text-properties style:font-name="Calibri Light1" officeooo:rsid="002fbc15"/>
    </style:style>
    <style:style style:name="T32" style:family="text">
      <style:text-properties style:font-name="Calibri Light1" officeooo:rsid="00374d35"/>
    </style:style>
    <style:style style:name="T33" style:family="text">
      <style:text-properties style:font-name="Calibri Light1" fo:font-style="normal" style:font-style-asian="normal" style:font-style-complex="normal"/>
    </style:style>
    <style:style style:name="T34" style:family="text">
      <style:text-properties style:font-name="Calibri Light1" fo:font-style="normal" officeooo:rsid="001aad1a" style:font-style-asian="normal" style:font-style-complex="normal"/>
    </style:style>
    <style:style style:name="T35" style:family="text">
      <style:text-properties style:font-name="Calibri Light1" fo:font-style="normal" officeooo:rsid="001d8970" style:font-style-asian="normal" style:font-style-complex="normal"/>
    </style:style>
    <style:style style:name="T36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7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38" style:family="text">
      <style:text-properties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39" style:family="text">
      <style:text-properties style:font-name="Calibri Light1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0" style:family="text">
      <style:text-properties style:font-name="Calibri Light1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style:font-name="Calibri Light1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style:font-name="Calibri Light1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style:font-name="Calibri Light1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5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46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47" style:family="text">
      <style:text-properties style:font-name="Calibri Light1" style:font-name-asian="Times New Roman1" style:font-name-complex="Times New Roman1" style:font-weight-complex="bold"/>
    </style:style>
    <style:style style:name="T48" style:family="text">
      <style:text-properties style:font-name="Calibri Light1" officeooo:rsid="002f825e" style:font-name-asian="Times New Roman1" style:font-name-complex="Times New Roman1" style:font-weight-complex="bold"/>
    </style:style>
    <style:style style:name="T49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0" style:family="text">
      <style:text-properties fo:color="#808080" style:font-name="Calibri Light2" style:font-name-asian="Times New Roman1" style:font-name-complex="Times New Roman1" style:font-weight-complex="bold"/>
    </style:style>
    <style:style style:name="T51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2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3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54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55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56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57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58" style:family="text">
      <style:text-properties fo:color="#808080" style:font-name="Calibri Light1" fo:font-style="normal" style:font-style-asian="normal" style:font-style-complex="normal"/>
    </style:style>
    <style:style style:name="T59" style:family="text">
      <style:text-properties fo:color="#808080" style:font-name="Calibri Light1" fo:font-style="normal" officeooo:rsid="00388b88" style:font-style-asian="normal" style:font-style-complex="normal"/>
    </style:style>
    <style:style style:name="T60" style:family="text">
      <style:text-properties fo:color="#808080" style:font-name="Calibri Light1" style:font-style-complex="italic"/>
    </style:style>
    <style:style style:name="T61" style:family="text">
      <style:text-properties fo:color="#808080" style:font-name="Calibri Light1" officeooo:rsid="00388b88" style:font-style-complex="italic"/>
    </style:style>
    <style:style style:name="T62" style:family="text">
      <style:text-properties fo:color="#808080" style:font-name="Calibri Light1" style:font-name-asian="Times New Roman1" style:font-name-complex="Times New Roman1" style:font-weight-complex="bold"/>
    </style:style>
    <style:style style:name="T63" style:family="text">
      <style:text-properties fo:color="#666666"/>
    </style:style>
    <style:style style:name="T64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65" style:family="text">
      <style:text-properties fo:color="#666666" style:font-name-asian="Times New Roman1" style:font-name-complex="Times New Roman1" style:font-weight-complex="bold"/>
    </style:style>
    <style:style style:name="T66" style:family="text">
      <style:text-properties fo:color="#666666" officeooo:rsid="0013bb34" style:font-name-asian="Times New Roman1" style:font-name-complex="Times New Roman1" style:font-weight-complex="bold"/>
    </style:style>
    <style:style style:name="T67" style:family="text">
      <style:text-properties fo:color="#666666" officeooo:rsid="001fa27f" style:font-name-asian="Times New Roman1" style:font-name-complex="Times New Roman1" style:font-weight-complex="bold"/>
    </style:style>
    <style:style style:name="T68" style:family="text">
      <style:text-properties fo:color="#666666" officeooo:rsid="00144179" style:font-name-asian="Times New Roman1" style:font-name-complex="Times New Roman1" style:font-weight-complex="bold"/>
    </style:style>
    <style:style style:name="T69" style:family="text">
      <style:text-properties fo:color="#666666" fo:font-weight="normal" style:font-weight-asian="normal" style:font-weight-complex="normal"/>
    </style:style>
    <style:style style:name="T70" style:family="text">
      <style:text-properties fo:color="#666666" officeooo:rsid="0011d00d"/>
    </style:style>
    <style:style style:name="T71" style:family="text">
      <style:text-properties fo:color="#666666" officeooo:rsid="00144179"/>
    </style:style>
    <style:style style:name="T72" style:family="text">
      <style:text-properties officeooo:rsid="00144179"/>
    </style:style>
    <style:style style:name="T73" style:family="text">
      <style:text-properties officeooo:rsid="00159d25"/>
    </style:style>
    <style:style style:name="T74" style:family="text">
      <style:text-properties style:font-name-asian="Times New Roman1" style:font-name-complex="Times New Roman1"/>
    </style:style>
    <style:style style:name="T75" style:family="text">
      <style:text-properties officeooo:rsid="003d1e59" style:font-name-asian="Times New Roman1" style:font-name-complex="Times New Roman1"/>
    </style:style>
    <style:style style:name="T76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78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79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0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1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82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83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84" style:family="text">
      <style:text-properties officeooo:rsid="00182a72"/>
    </style:style>
    <style:style style:name="T85" style:family="text">
      <style:text-properties style:font-name="Lato Hairline1"/>
    </style:style>
    <style:style style:name="T86" style:family="text">
      <style:text-properties officeooo:rsid="001fa27f"/>
    </style:style>
    <style:style style:name="T87" style:family="text">
      <style:text-properties officeooo:rsid="00219955"/>
    </style:style>
    <style:style style:name="T88" style:family="text">
      <style:text-properties officeooo:rsid="0022a991"/>
    </style:style>
    <style:style style:name="T89" style:family="text">
      <style:text-properties officeooo:rsid="0027e78a"/>
    </style:style>
    <style:style style:name="T90" style:family="text">
      <style:text-properties officeooo:rsid="002aaaa6"/>
    </style:style>
    <style:style style:name="T91" style:family="text">
      <style:text-properties officeooo:rsid="002c84d4"/>
    </style:style>
    <style:style style:name="T92" style:family="text">
      <style:text-properties fo:font-style="normal" style:font-name-asian="Times New Roman1" style:font-style-asian="normal" style:font-name-complex="Times New Roman1" style:font-style-complex="normal"/>
    </style:style>
    <style:style style:name="T93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94" style:family="text">
      <style:text-properties fo:font-style="italic" officeooo:rsid="000f989d" style:font-name-asian="Times New Roman1" style:font-style-asian="italic" style:font-name-complex="Times New Roman1"/>
    </style:style>
    <style:style style:name="T95" style:family="text">
      <style:text-properties officeooo:rsid="00388b88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custom-shape text:anchor-type="paragraph" draw:z-index="0" draw:name="Text Box 2" draw:style-name="gr1" draw:text-style-name="P39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9">thung1@binghamton.edu <text:s text:c="6"/>(646) 436-9103</text:p><text:p text:style-name="P20"><text:span text:style-name="T75">http://</text:span><text:span text:style-name="T74">timhung.</text:span><text:span text:style-name="T75">codes</text:span><text:span text:style-name="T74"><text:tab/><text:tab/> <text:s text:c="2"/>github.com/AvocadosConstant</text:span></text:p><text:p text:style-name="P18">linkedin.com/in/timhung1 <text:s text:c="2"/><text:tab/> <text:s text:c="2"/>devpost.com/AvocadosConstant</text:p></draw:text-box></draw:frame><draw:line text:anchor-type="paragraph" draw:z-index="2" draw:style-name="gr2" draw:text-style-name="P40" svg:x1="2.6709in" svg:y1="0.0008in" svg:x2="2.6709in" svg:y2="0.7299in"><text:p/></draw:line><text:span text:style-name="T85">Tim Hung</text:span> </text:p>
      <text:p text:style-name="P9">Education</text:p>
      <text:p text:style-name="P4">Binghamton University, State University of New York, Thomas J. Watson School of Engineering and Applied Science</text:p>
      <text:p text:style-name="P10"><text:span text:style-name="T92">Bachelor of Science in Computer Science and Bachelor of Arts in Mathematic</text:span><text:span text:style-name="T93">s</text:span><text:span text:style-name="T94"><text:tab/><text:tab/><text:tab/> <text:s text:c="10"/></text:span><text:span text:style-name="T74">Expected May ‘18</text:span></text:p>
      <text:p text:style-name="P8"><text:span text:style-name="T1"><text:tab/>Lyle &amp; Dorothy Feisel Scholarship | Univers</text:span><text:bookmark text:name="_GoBack"/><text:span text:style-name="T1">ity Scholars Program (Top 2%) </text:span><text:span text:style-name="T8">| </text:span><text:bookmark text:name="firstHeading"/><text:span text:style-name="T81">ΠM</text:span><text:span text:style-name="T9">E M</text:span><text:span text:style-name="T8">ath Honor Society</text:span><text:span text:style-name="T1"> </text:span></text:p>
      <text:p text:style-name="P17">Skills</text:p>
      <text:p text:style-name="P22"><text:span text:style-name="T19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32"><text:span text:style-name="T15">Technical</text:span><text:span text:style-name="T2"> <text:tab/>Java </text:span><text:span text:style-name="T7">8</text:span><text:span text:style-name="T2">, C++, JavaScript, </text:span><text:span text:style-name="T83">Python, </text:span><text:span text:style-name="T82">HTML, CSS, </text:span><text:span text:style-name="T83">C, </text:span><text:span text:style-name="T82">C♯ </text:span></text:p>
      <text:p text:style-name="P23"><text:span text:style-name="T16">T</text:span><text:span text:style-name="T15">ools</text:span><text:span text:style-name="T2"> <text:tab/><text:tab/></text:span><text:span text:style-name="T3">Node.js, </text:span><text:span text:style-name="T6">Open CV, </text:span><text:span text:style-name="T7">Android Development, </text:span><text:span text:style-name="T2">UNIX Command Line, Git, </text:span><text:span text:style-name="T3">Vim, </text:span><text:span text:style-name="T4">MS Azure</text:span></text:p>
      <text:p text:style-name="P21"><text:span text:style-name="T15">Languages</text:span><text:span text:style-name="T2"> <text:tab/></text:span><text:span text:style-name="T56">Fluen</text:span><text:span text:style-name="T57">t</text:span><text:span text:style-name="T56">: </text:span><text:span text:style-name="T2">English, Mandarin Chinese | </text:span><text:span text:style-name="T56">Proficient: </text:span><text:span text:style-name="T2">Spanish, Taiwanese Hokkien</text:span></text:p>
      <text:p text:style-name="P16">Experience</text:p>
      <text:p text:style-name="P2"><text:span text:style-name="T95">Bloomberg L.P.</text:span><text:tab/><text:tab/><text:tab/><text:tab/><text:tab/><text:tab/><text:tab/><text:tab/><text:tab/><text:tab/> <text:s text:c="2"/><text:tab/><text:tab/> <text:s/><text:span text:style-name="T95">New York</text:span>, <text:span text:style-name="T95">NY</text:span></text:p>
      <text:p text:style-name="P2"><text:span text:style-name="T59">Software Engineering</text:span><text:span text:style-name="T58"> Intern <text:s/></text:span><text:span text:style-name="T24"><text:tab/><text:tab/><text:tab/><text:tab/><text:tab/> <text:s text:c="11"/><text:tab/><text:tab/> <text:s text:c="9"/><text:tab/> <text:tab/> <text:s text:c="13"/></text:span><text:span text:style-name="T61">Starting M</text:span><text:span text:style-name="T60">ay ’1</text:span><text:span text:style-name="T61">7</text:span></text:p>
      <text:p text:style-name="P1">Microsoft Corporation<text:tab/><text:tab/><text:tab/><text:tab/><text:tab/><text:tab/><text:tab/><text:tab/><text:tab/><text:tab/><text:tab/> <text:s text:c="2"/><text:span text:style-name="T89">Bellevue</text:span>, WA</text:p>
      <text:p text:style-name="P13"><text:span text:style-name="T34">Cortana</text:span><text:span text:style-name="T33"> Developer/P</text:span><text:span text:style-name="T35">roduct </text:span><text:span text:style-name="T33">M</text:span><text:span text:style-name="T35">anager</text:span><text:span text:style-name="T33"> Intern <text:s/></text:span><text:span text:style-name="T24"><text:tab/><text:tab/><text:tab/><text:tab/><text:tab/> <text:s text:c="11"/><text:tab/><text:tab/> <text:s text:c="10"/></text:span><text:span text:style-name="T27">May ’16 – </text:span><text:span text:style-name="T28">Aug '16</text:span></text:p>
      <text:list xml:id="list3865759868842383029" text:style-name="WWNum25">
        <text:list-item>
          <text:p text:style-name="P24">Developed platform to extend Cortana compatibility with over 300 new services in a team of 3</text:p>
        </text:list-item>
      </text:list>
      <text:p text:style-name="P3">Binghamton University Computer Science Department<text:tab/><text:tab/><text:tab/><text:tab/><text:tab/> <text:s text:c="9"/>Binghamton, NY</text:p>
      <text:p text:style-name="P14"><text:span text:style-name="T36">Course Assistant for CS-140: Object Oriented Programming <text:s/></text:span><text:span text:style-name="T25"><text:tab/><text:tab/><text:tab/><text:tab/><text:tab/> <text:s text:c="13"/></text:span><text:span text:style-name="T45">Sep ’15 – </text:span><text:span text:style-name="T46">Jan '16</text:span></text:p>
      <text:list xml:id="list31400549204848" text:continue-numbering="true" text:style-name="WWNum25">
        <text:list-item>
          <text:p text:style-name="P26">Guide<text:span text:style-name="T88">d</text:span>, <text:span text:style-name="T88">taught</text:span>, grade<text:span text:style-name="T88">d, and held office hours for </text:span>class of <text:span text:style-name="T91">30</text:span> students</text:p>
        </text:list-item>
      </text:list>
      <text:p text:style-name="P29"><text:span text:style-name="T22">Binghamton ACM Student Chapter</text:span><text:span text:style-name="T21"> Executive Board<text:tab/><text:tab/><text:tab/><text:tab/><text:tab/><text:tab/> <text:s text:c="9"/>Binghamton, NY</text:span><text:span text:style-name="T20"><text:tab/></text:span></text:p>
      <text:p text:style-name="P14"><text:span text:style-name="T37">President</text:span><text:span text:style-name="T36"> </text:span><text:span text:style-name="T44"><text:tab/><text:tab/><text:tab/><text:tab/><text:tab/><text:tab/><text:tab/><text:tab/> <text:s text:c="13"/><text:tab/><text:tab/><text:tab/><text:tab/>Jan ’15 - Present</text:span></text:p>
      <text:list xml:id="list31400921994116" text:continue-numbering="true" text:style-name="WWNum25">
        <text:list-item>
          <text:p text:style-name="P28"><text:span text:style-name="T13">O</text:span><text:span text:style-name="T11">rganize </text:span><text:span text:style-name="T10">monthly ACM Programming Competitions </text:span><text:span text:style-name="T12">and weekly </text:span><text:span text:style-name="T14">tech </text:span><text:span text:style-name="T12">workshops </text:span><text:span text:style-name="T13">to promote computer science</text:span></text:p>
        </text:list-item>
      </text:list>
      <text:p text:style-name="P27">Binghamton University Information Technology Services<text:tab/><text:tab/><text:tab/><text:tab/> <text:s text:c="21"/>Binghamton, NY</text:p>
      <text:p text:style-name="P31"><text:span text:style-name="T36">Residential Computer Consultant </text:span><text:span text:style-name="T25"><text:tab/><text:tab/><text:tab/><text:tab/><text:tab/><text:tab/><text:tab/><text:tab/> <text:s text:c="10"/></text:span><text:span text:style-name="T45">Aug ’15 – </text:span><text:span text:style-name="T46">May '16</text:span></text:p>
      <text:list xml:id="list31401133522293" text:continue-numbering="true" text:style-name="WWNum25">
        <text:list-item>
          <text:p text:style-name="P25">Provide<text:span text:style-name="T87">d</text:span> house calls <text:span text:style-name="T72">for</text:span> students <text:span text:style-name="T72">to</text:span> troubleshoot technical problems</text:p>
        </text:list-item>
      </text:list>
      <text:p text:style-name="P16">Projects</text:p>
      <text:p text:style-name="P11"><text:span text:style-name="T18">My Facebook Home</text:span><text:span text:style-name="T15"> </text:span><text:span text:style-name="T66">| </text:span><text:span text:style-name="T67">HackDFW</text:span><text:span text:style-name="T65"> </text:span><text:span text:style-name="T68">| </text:span><text:span text:style-name="T67">1</text:span><text:span text:style-name="T64">st</text:span><text:span text:style-name="T67"> </text:span><text:span text:style-name="T65">Place </text:span><text:span text:style-name="T67">out of</text:span><text:span text:style-name="T65"> </text:span><text:span text:style-name="T67">over 350 competitors</text:span><text:span text:style-name="T15"> <text:s text:c="4"/><text:tab/> <text:s text:c="15"/><text:tab/><text:tab/> <text:s text:c="7"/></text:span><text:span text:style-name="T18">Dallas, TX</text:span></text:p>
      <text:p text:style-name="P15"><text:span text:style-name="T39">Full Stack </text:span><text:span text:style-name="T40">Developer</text:span><text:span text:style-name="T47"><text:tab/><text:tab/><text:tab/><text:tab/><text:tab/><text:tab/><text:tab/> <text:s text:c="14"/><text:tab/><text:tab/><text:tab/><text:tab/> </text:span><text:span text:style-name="T48">Apr</text:span><text:span text:style-name="T47"> ‘1</text:span><text:span text:style-name="T48">6</text:span></text:p>
      <text:list xml:id="list31400188736772" text:continue-numbering="true" text:style-name="WWNum25">
        <text:list-item>
          <text:p text:style-name="P33"><text:span text:style-name="T29">Developed</text:span><text:span text:style-name="T23"> </text:span><text:span text:style-name="T30">a home automation chat bot for Facebook Messenger in 24 hours </text:span><text:span text:style-name="T32">in</text:span><text:span text:style-name="T29"> a team of </text:span><text:span text:style-name="T31">3</text:span></text:p>
        </text:list-item>
        <text:list-item>
          <text:p text:style-name="P34">Wrote a<text:span text:style-name="T90">n</text:span> NLP backend to parse command recognition and a web client to serve as <text:span text:style-name="T90">a </text:span>home security camera</text:p>
        </text:list-item>
      </text:list>
      <text:p text:style-name="P6">dinotes <text:span text:style-name="T69">| Hack the Dinos</text:span><text:tab/><text:tab/><text:tab/><text:tab/><text:tab/><text:tab/><text:tab/> American Museum of Natural History</text:p>
      <text:p text:style-name="P14"><text:span text:style-name="T41">Front End </text:span><text:span text:style-name="T38">Developer</text:span><text:span text:style-name="T26"><text:tab/><text:tab/><text:tab/></text:span><text:span text:style-name="T47"><text:tab/><text:tab/><text:tab/><text:tab/><text:tab/><text:tab/><text:tab/><text:tab/> <text:s text:c="3"/><text:tab/></text:span><text:span text:style-name="T49">Nov</text:span><text:span text:style-name="T47"> ‘15</text:span></text:p>
      <text:list xml:id="list31402137818931" text:continue-numbering="true" text:style-name="WWNum25">
        <text:list-item>
          <text:p text:style-name="P36"><text:span text:style-name="T76">Create</text:span><text:span text:style-name="T77">d</text:span><text:span text:style-name="T76"> </text:span><text:span text:style-name="T77">a field notebook web app t</text:span><text:span text:style-name="T76">o </text:span><text:span text:style-name="T77">aid paleontologists i</text:span><text:span text:style-name="T76">n </text:span><text:span text:style-name="T77">d</text:span><text:span text:style-name="T76">ocumenting </text:span><text:span text:style-name="T77">e</text:span><text:span text:style-name="T76">xpeditions </text:span><text:span text:style-name="T80">in </text:span><text:span text:style-name="T77"><text:s/>a team </text:span><text:span text:style-name="T78">of </text:span><text:span text:style-name="T79">5</text:span></text:p>
        </text:list-item>
        <text:list-item>
          <text:p text:style-name="P37">Built <text:span text:style-name="T86">cross</text:span>-device friendly <text:span text:style-name="T86">web client</text:span> with responsive design <text:span text:style-name="T90">using Materialize.css</text:span></text:p>
        </text:list-item>
      </text:list>
      <text:p text:style-name="P5">numismatic <text:span text:style-name="T70">| </text:span><text:span text:style-name="T63">HackBU </text:span><text:span text:style-name="T71">|</text:span><text:span text:style-name="T63"> ‘It Just Works” Prize from Google</text:span><text:tab/><text:tab/><text:tab/><text:tab/><text:tab/>Binghamton University</text:p>
      <text:p text:style-name="P14"><text:span text:style-name="T38">Full Stack Developer</text:span><text:span text:style-name="T26"><text:tab/><text:tab/><text:tab/></text:span><text:span text:style-name="T47"><text:tab/><text:tab/><text:tab/><text:tab/><text:tab/><text:tab/><text:tab/><text:tab/> <text:s text:c="3"/><text:tab/>Mar ‘15</text:span></text:p>
      <text:list xml:id="list31401762955816" text:continue-numbering="true" text:style-name="WWNum25">
        <text:list-item>
          <text:p text:style-name="P35"><text:span text:style-name="T84">Developed</text:span> a Google Chrome extension that converts currency in-line on web pages to a user’s preferred currency</text:p>
        </text:list-item>
        <text:list-item>
          <text:p text:style-name="P35">Implemented Chrome and currency conversion APIs, and wrote in JavaScript, HTML, and CSS</text:p>
        </text:list-item>
      </text:list>
      <text:p text:style-name="P5">Never Leave Terminal <text:span text:style-name="T70">| </text:span><text:span text:style-name="T63">hackNY 11 </text:span><text:span text:style-name="T71">| </text:span><text:span text:style-name="T63">Most API’s Prize</text:span><text:tab/><text:tab/><text:tab/><text:tab/><text:tab/><text:tab/> <text:s text:c="3"/>Columbia University</text:p>
      <text:p text:style-name="P14"><text:span text:style-name="T42">Back End</text:span><text:span text:style-name="T43"> </text:span><text:span text:style-name="T38">Developer</text:span><text:span text:style-name="T26"><text:tab/><text:tab/><text:tab/><text:tab/><text:tab/><text:tab/><text:tab/><text:tab/><text:tab/><text:tab/><text:tab/><text:tab/></text:span><text:span text:style-name="T47">Mar ‘15</text:span></text:p>
      <text:list xml:id="list31401025722324" text:continue-numbering="true" text:style-name="WWNum25">
        <text:list-item>
          <text:p text:style-name="P35">Created a command line app <text:span text:style-name="T73">to</text:span> text, shop, transfer money, and more from terminal <text:span text:style-name="T73">in a team of 2</text:span></text:p>
        </text:list-item>
        <text:list-item>
          <text:p text:style-name="P35"><text:span text:style-name="T84">Utilized</text:span> etsy, twilio, blockchain, giphy, and artsy API’s using <text:span text:style-name="T84">N</text:span>ode.js with npm</text:p>
        </text:list-item>
      </text:list>
      <text:p text:style-name="P16">Competitions</text:p>
      <text:p text:style-name="P12"><text:span text:style-name="T15">ACM Regional Collegiate Programming Competition (ICPC) at Queens College<text:tab/><text:tab/><text:tab/><text:tab/><text:tab/></text:span><text:span text:style-name="T50">Nov </text:span><text:span text:style-name="T62">‘</text:span><text:span text:style-name="T50">1</text:span><text:span text:style-name="T54">5</text:span></text:p>
      <text:p text:style-name="P7"><text:span text:style-name="T15">ACM Programming Competition at Binghamton University </text:span><text:span text:style-name="T51">| 3</text:span><text:span text:style-name="T55">rd</text:span><text:span text:style-name="T51"> overall </text:span><text:span text:style-name="T53">and</text:span><text:span text:style-name="T51"> freshman prize</text:span><text:span text:style-name="T15"><text:tab/><text:tab/><text:tab/></text:span><text:span text:style-name="T62">Dec ‘14</text:span></text:p>
      <text:p text:style-name="P7"><text:span text:style-name="T15">ACM Regional Collegiate Programming Competition (ICPC) at St. Joseph’s College<text:tab/> </text:span><text:span text:style-name="T51">| 4</text:span><text:span text:style-name="T55">th</text:span><text:span text:style-name="T51"> fr</text:span><text:span text:style-name="T52">e</text:span><text:span text:style-name="T51">sh/soph team</text:span><text:span text:style-name="T17"><text:tab/></text:span><text:span text:style-name="T15"><text:tab/></text:span><text:span text:style-name="T62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51</meta:editing-cycles>
    <meta:print-date>2015-04-28T02:00:00</meta:print-date>
    <meta:creation-date>2014-11-04T03:52:00</meta:creation-date>
    <dc:date>2017-02-09T03:13:59.840334048</dc:date>
    <meta:editing-duration>PT8H9M43S</meta:editing-duration>
    <meta:generator>LibreOffice/5.1.4.2$Linux_X86_64 LibreOffice_project/10m0$Build-2</meta:generator>
    <meta:document-statistic meta:table-count="0" meta:image-count="0" meta:object-count="0" meta:page-count="1" meta:paragraph-count="49" meta:word-count="469" meta:character-count="3470" meta:non-whitespace-character-count="26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